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04cm" svg:stroke-color="#494936" draw:fill="none" draw:fill-color="#ffffff" fo:padding-top="-0.03cm" fo:padding-bottom="-0.03cm" fo:padding-left="-0.03cm" fo:padding-right="-0.03cm"/>
    </style:style>
    <style:style style:name="gr2" style:family="graphic" style:parent-style-name="standard">
      <style:graphic-properties svg:stroke-width="0.001cm" svg:stroke-color="#c9c9b6" draw:fill="none" draw:fill-color="#ffffff" fo:padding-top="-0.049cm" fo:padding-bottom="-0.049cm" fo:padding-left="-0.049cm" fo:padding-right="-0.049cm"/>
    </style:style>
    <style:style style:name="gr3" style:family="graphic" style:parent-style-name="standard">
      <style:graphic-properties draw:stroke="none" svg:stroke-width="0.001cm" draw:fill-color="#b7b79d"/>
    </style:style>
    <style:style style:name="gr4" style:family="graphic" style:parent-style-name="standard">
      <style:graphic-properties draw:stroke="none" svg:stroke-width="0.001cm" draw:fill-color="#93936c"/>
    </style:style>
    <style:style style:name="gr5" style:family="graphic" style:parent-style-name="standard">
      <style:graphic-properties svg:stroke-width="0.001cm" svg:stroke-color="#494936" draw:fill="none" draw:fill-color="#ffffff" fo:padding-top="-0.049cm" fo:padding-bottom="-0.049cm" fo:padding-left="-0.049cm" fo:padding-right="-0.049cm"/>
    </style:style>
    <style:style style:name="gr6" style:family="graphic" style:parent-style-name="standard">
      <style:graphic-properties svg:stroke-width="0.001cm" svg:stroke-color="#000000" draw:fill="none" draw:fill-color="#ffffff" fo:padding-top="-0.049cm" fo:padding-bottom="-0.049cm" fo:padding-left="-0.049cm" fo:padding-right="-0.049cm"/>
    </style:style>
    <style:style style:name="gr7" style:family="graphic" style:parent-style-name="standard">
      <style:graphic-properties draw:stroke="none" svg:stroke-width="0.001cm" draw:fill-color="#dbdbce"/>
    </style:style>
    <style:style style:name="gr8" style:family="graphic" style:parent-style-name="standard">
      <style:graphic-properties draw:stroke="none" svg:stroke-width="0.001cm" draw:fill-color="#626248"/>
    </style:style>
    <style:style style:name="gr9" style:family="graphic" style:parent-style-name="standard">
      <style:graphic-properties draw:stroke="none" svg:stroke-width="0.001cm" draw:fill-color="#a5a585"/>
    </style:style>
    <style:style style:name="gr10" style:family="graphic" style:parent-style-name="standard">
      <style:graphic-properties draw:stroke="none" svg:stroke-width="0.001cm" draw:fill-color="#c9c9b6"/>
    </style:style>
    <style:style style:name="gr11" style:family="graphic" style:parent-style-name="standard">
      <style:graphic-properties svg:stroke-width="0.001cm" svg:stroke-color="#313124" draw:fill="none" draw:fill-color="#ffffff" fo:padding-top="-0.049cm" fo:padding-bottom="-0.049cm" fo:padding-left="-0.049cm" fo:padding-right="-0.049cm"/>
    </style:style>
    <style:style style:name="gr12" style:family="graphic" style:parent-style-name="standard">
      <style:graphic-properties svg:stroke-width="0.001cm" svg:stroke-color="#7a7a5a" draw:fill="none" draw:fill-color="#ffffff" fo:padding-top="-0.049cm" fo:padding-bottom="-0.049cm" fo:padding-left="-0.049cm" fo:padding-right="-0.049cm"/>
    </style:style>
    <style:style style:name="gr13" style:family="graphic" style:parent-style-name="standard">
      <style:graphic-properties draw:stroke="none" svg:stroke-width="0.001cm" draw:fill-color="#ecece7"/>
    </style:style>
  </office:automatic-styles>
  <office:body>
    <office:drawing>
      <draw:page draw:name="page1" draw:style-name="dp1" draw:master-page-name="Default">
        <draw:g>
          <draw:glue-point draw:id="4" svg:x="-4.369cm" svg:y="-5cm"/>
          <draw:glue-point draw:id="5" svg:x="-3.144cm" svg:y="-5cm"/>
          <draw:glue-point draw:id="6" svg:x="-0.458cm" svg:y="5cm"/>
          <draw:glue-point draw:id="7" svg:x="-5cm" svg:y="4.307cm"/>
          <draw:glue-point draw:id="8" svg:x="-5cm" svg:y="-4.38cm"/>
          <draw:glue-point draw:id="9" svg:x="5cm" svg:y="3.918cm"/>
          <draw:glue-point draw:id="10" svg:x="-0.58cm" svg:y="-0.192cm"/>
          <draw:polyline draw:style-name="gr1" draw:layer="layout" svg:width="0.306cm" svg:height="0.458cm" svg:x="0.918cm" svg:y="0.867cm" svg:viewBox="0 0 307 459" draw:points="307,459 306,434 305,410 303,386 299,363 296,340 291,316 286,294 279,271 273,250 265,229 257,209 248,188 238,169 228,151 217,134 205,117 193,102 180,87 166,73 153,61 139,49 124,39 109,30 95,22 79,15 64,9 47,5 31,1 16,0 0,0">
            <text:p/>
          </draw:polyline>
          <draw:polyline draw:style-name="gr2" draw:layer="layout" svg:width="0.294cm" svg:height="0.446cm" svg:x="0.918cm" svg:y="0.892cm" svg:viewBox="0 0 295 447" draw:points="295,447 294,424 293,401 291,379 289,356 285,335 281,313 276,291 271,270 264,249 258,230 250,210 241,191 232,173 223,156 214,138 203,122 192,107 180,93 168,79 155,67 142,55 130,45 116,35 102,27 88,20 74,14 59,9 44,4 29,2 14,0 0,0">
            <text:p/>
          </draw:polyline>
          <draw:polyline draw:style-name="gr1" draw:layer="layout" svg:width="0.306cm" svg:height="0.459cm" svg:x="1.224cm" svg:y="1.325cm" svg:viewBox="0 0 307 460" draw:points="0,0 0,22 1,46 3,69 6,92 10,115 14,137 19,159 25,181 31,202 38,223 47,243 55,262 64,281 74,299 84,316 95,333 106,348 118,363 131,377 144,390 157,402 171,413 186,422 200,431 214,438 230,445 245,450 260,454 276,457 291,459 307,460">
            <text:p/>
          </draw:polyline>
          <draw:polyline draw:style-name="gr2" draw:layer="layout" svg:width="0.293cm" svg:height="0.445cm" svg:x="1.212cm" svg:y="1.338cm" svg:viewBox="0 0 294 446" draw:points="0,0 0,23 1,46 4,69 6,92 10,115 14,137 19,159 25,181 32,202 39,222 47,242 56,261 65,280 75,298 85,315 97,331 109,346 121,360 134,374 147,386 160,396 175,407 189,416 202,424 218,430 233,436 248,440 263,443 278,445 294,446">
            <text:p/>
          </draw:polyline>
          <draw:polygon draw:style-name="gr3" draw:layer="layout" svg:width="0.285cm" svg:height="0.285cm" svg:x="0.025cm" svg:y="0.012cm" svg:viewBox="0 0 286 286" draw:points="166,166 286,50 280,44 273,39 267,33 260,28 253,24 245,19 238,16 230,12 222,9 215,7 206,5 198,3 190,1 182,0 174,0 165,0 157,0 148,1 140,2 132,3 124,5 115,7 108,10 100,13 93,17 85,21 78,25 71,30 64,35 58,40 51,46 45,51 40,58 34,64 30,71 25,78 20,85 17,93 13,100 10,108 7,116 5,124 3,132 2,140 0,149 0,157 0,165 0,173 0,182 2,190 3,199 5,206 7,215 9,223 13,231 16,238 20,245 24,253 29,260 34,266 39,273 45,279 51,286">
            <text:p/>
          </draw:polygon>
          <draw:polygon draw:style-name="gr4" draw:layer="layout" svg:width="0.37cm" svg:height="0.37cm" svg:x="0.65cm" svg:y="0.636cm" svg:viewBox="0 0 371 371" draw:points="371,185 370,176 369,167 368,157 367,148 364,138 362,129 359,121 355,112 351,103 347,95 342,87 337,79 332,71 325,64 319,58 313,51 306,44 298,38 291,33 283,28 275,23 267,19 258,15 249,11 240,8 232,6 222,3 213,2 203,1 194,0 185,0 175,0 166,1 157,2 148,3 138,6 129,8 120,11 111,15 103,19 95,23 87,28 78,33 71,38 64,44 57,51 50,58 44,64 38,71 33,79 27,87 22,95 18,103 14,112 11,121 7,129 5,138 3,148 2,157 0,167 0,176 0,185 0,194 0,204 2,213 3,222 5,232 7,241 11,249 14,258 18,267 22,275 27,283 33,291 38,299 44,306 50,313 57,319 64,326 71,332 78,337 87,342 95,347 103,351 111,356 120,359 129,362 138,365 148,367 157,368 166,370 175,370 185,371 194,370 203,370 213,368 222,367 232,365 240,362 249,359 258,356 267,351 275,347 283,342 291,337 298,332 306,326 313,319 319,313 325,306 332,299 337,291 342,283 347,275 351,267 355,258 359,249 362,241 364,232 367,222 368,213 369,204 370,194">
            <text:p/>
          </draw:polygon>
          <draw:polygon draw:style-name="gr5" draw:layer="layout" svg:width="0.357cm" svg:height="0.356cm" svg:x="0.651cm" svg:y="0.637cm" svg:viewBox="0 0 358 357" draw:points="358,178 358,169 357,160 356,151 354,142 352,133 349,125 346,116 343,108 339,99 335,92 330,84 326,76 320,69 315,62 308,55 302,49 295,42 288,37 281,32 273,27 266,22 257,18 249,14 241,11 233,8 224,5 215,3 206,2 197,0 188,0 179,0 169,0 161,0 152,2 143,3 134,5 125,8 116,11 109,14 100,18 92,22 84,27 77,32 69,37 62,42 56,49 49,55 43,62 37,69 32,76 27,84 22,92 18,99 14,108 11,116 8,125 5,133 4,142 2,151 1,160 0,169 0,178 0,188 1,196 2,205 4,214 5,223 8,231 11,241 14,249 18,257 22,265 27,273 32,280 37,287 43,295 49,301 56,307 62,314 69,320 77,325 84,330 92,335 100,338 109,342 116,346 125,349 134,351 143,353 152,355 161,356 169,357 179,357 188,357 197,356 206,355 215,353 224,351 233,349 241,346 249,342 257,338 266,335 273,330 281,325 288,320 295,314 302,307 308,301 315,295 320,287 326,280 330,273 335,265 339,257 343,249 346,241 349,231 352,223 354,214 356,205 357,196 358,188">
            <text:p/>
          </draw:polygon>
          <draw:polygon draw:style-name="gr4" draw:layer="layout" svg:width="0.702cm" svg:height="0.701cm" svg:x="0.268cm" svg:y="0.254cm" svg:viewBox="0 0 703 702" draw:points="0,242 460,702 703,459 242,0">
            <text:p/>
          </draw:polygon>
          <draw:line draw:style-name="gr5" draw:layer="layout" svg:x1="0.729cm" svg:y1="0.944cm" svg:x2="0.727cm" svg:y2="0.942cm">
            <text:p/>
          </draw:line>
          <draw:line draw:style-name="gr6" draw:layer="layout" svg:x1="0.971cm" svg:y1="0.715cm" svg:x2="0.969cm" svg:y2="0.713cm">
            <text:p/>
          </draw:line>
          <draw:polygon draw:style-name="gr7" draw:layer="layout" svg:width="0.127cm" svg:height="0.127cm" svg:x="0.829cm" svg:y="0.738cm" svg:viewBox="0 0 128 128" draw:points="128,63 128,60 128,57 127,54 126,51 126,48 125,44 124,41 123,38 121,35 120,33 118,30 116,27 114,24 113,22 111,19 108,17 106,15 103,13 100,11 98,9 95,7 92,6 89,5 86,4 83,3 80,2 76,1 73,0 70,0 67,0 63,0 60,0 57,0 54,0 51,1 47,2 44,3 41,4 38,5 35,6 32,7 29,9 27,11 24,13 21,15 19,17 17,19 14,22 13,24 11,27 9,30 7,33 6,35 4,38 3,41 2,44 1,48 1,51 0,54 0,57 0,60 0,63 0,67 0,70 0,73 1,76 1,80 2,83 3,86 4,89 6,92 7,94 9,97 11,100 13,103 14,106 17,107 19,110 21,112 24,114 27,116 29,118 32,119 35,121 38,122 41,124 44,125 47,125 51,126 54,127 57,127 60,128 63,128 67,128 70,127 73,127 76,126 80,125 83,125 86,124 89,122 92,121 95,119 98,118 100,116 103,114 106,112 108,110 111,107 113,106 114,103 116,100 118,97 120,94 121,92 123,89 124,86 125,83 126,80 126,76 127,73 128,70 128,67">
            <text:p/>
          </draw:polygon>
          <draw:polygon draw:style-name="gr7" draw:layer="layout" svg:width="0.548cm" svg:height="0.548cm" svg:x="0.383cm" svg:y="0.292cm" svg:viewBox="0 0 549 549" draw:points="0,90 459,549 549,459 89,0">
            <text:p/>
          </draw:polygon>
          <draw:polygon draw:style-name="gr3" draw:layer="layout" svg:width="0.344cm" svg:height="0.343cm" svg:x="0.025cm" svg:y="0.012cm" svg:viewBox="0 0 345 344" draw:points="345,172 344,163 344,154 343,146 341,137 339,129 336,120 334,112 330,104 327,96 323,88 318,81 314,73 308,66 303,60 297,53 291,47 284,41 277,36 270,30 263,26 255,21 248,18 240,13 232,10 224,7 215,5 206,3 198,1 189,0 180,0 172,0 163,0 155,0 146,1 137,3 129,5 120,7 112,10 104,13 96,18 88,21 80,26 73,30 66,36 60,41 53,47 47,53 41,60 35,66 30,73 25,81 21,88 17,96 13,104 10,112 7,120 5,129 3,137 1,146 0,154 0,163 0,172 0,180 0,189 1,197 3,207 5,215 7,223 10,231 13,239 17,247 21,256 25,262 30,270 35,277 41,283 47,290 53,296 60,302 66,308 73,313 80,318 88,322 96,326 104,330 112,333 120,336 129,338 137,340 146,342 155,343 163,343 172,344 180,343 189,343 198,342 206,340 215,338 224,336 232,333 240,330 248,326 255,322 263,318 270,313 277,308 284,302 291,296 297,290 303,283 308,277 314,270 318,262 323,256 327,247 330,239 334,231 336,223 339,215 341,207 343,197 344,189 344,180">
            <text:p/>
          </draw:polygon>
          <draw:polygon draw:style-name="gr3" draw:layer="layout" svg:width="0.485cm" svg:height="0.484cm" svg:x="0.064cm" svg:y="0.051cm" svg:viewBox="0 0 486 485" draw:points="0,242 229,459 255,472 268,485 294,472 320,472 332,459 345,459 371,446 396,421 421,395 447,370 460,344 473,332 473,306 473,293 486,280 473,267 473,255 473,242 473,229 460,216 447,203 243,0">
            <text:p/>
          </draw:polygon>
          <draw:polygon draw:style-name="gr3" draw:layer="layout" svg:width="0.485cm" svg:height="0.484cm" svg:x="0.064cm" svg:y="0.051cm" svg:viewBox="0 0 486 485" draw:points="0,242 229,459 255,472 268,485 294,472 320,472 332,459 345,459 371,446 396,421 421,395 447,370 460,344 473,332 473,306 473,293 486,280 473,267 473,255 473,242 473,229 460,216 447,203 243,0">
            <text:p/>
          </draw:polygon>
          <draw:polyline draw:style-name="gr5" draw:layer="layout" svg:width="0.485cm" svg:height="0.484cm" svg:x="0.064cm" svg:y="0.051cm" svg:viewBox="0 0 486 485" draw:points="0,242 229,459 255,472 268,485 294,472 320,472 332,459 345,459 371,446 396,421 421,395 447,370 460,344 473,332 473,306 473,293 486,280 473,267 473,255 473,242 473,229 460,216 447,203 243,0">
            <text:p/>
          </draw:polyline>
          <draw:polygon draw:style-name="gr8" draw:layer="layout" svg:width="1.39cm" svg:height="0.37cm" svg:x="0cm" svg:y="1.63cm" svg:viewBox="0 0 1391 371" draw:points="1391,185 1390,176 1387,166 1382,157 1376,148 1369,138 1358,129 1347,121 1334,112 1319,103 1303,95 1285,87 1266,79 1245,71 1223,64 1199,57 1174,51 1148,44 1121,39 1092,33 1063,28 1032,23 1001,19 970,15 937,11 903,8 869,6 835,3 800,2 765,1 730,0 695,0 659,0 625,1 590,2 555,3 521,6 486,8 453,11 420,15 388,19 357,23 327,28 298,33 269,39 242,44 215,51 191,57 167,64 145,71 124,79 105,87 87,95 70,103 56,112 43,121 32,129 21,138 14,148 7,157 3,166 0,176 0,185 0,194 3,204 7,213 14,222 21,232 32,241 43,249 56,258 70,266 87,275 105,283 124,291 145,299 167,306 191,313 215,319 242,326 269,331 298,337 327,342 357,347 388,351 420,355 453,359 486,362 521,364 555,367 590,368 625,369 659,370 695,371 730,370 765,369 800,368 835,367 869,364 903,362 937,359 970,355 1001,351 1032,347 1063,342 1092,337 1121,331 1148,326 1174,319 1199,313 1223,306 1245,299 1266,291 1285,283 1303,275 1319,266 1334,258 1347,249 1358,241 1369,232 1376,222 1382,213 1387,204 1390,194">
            <text:p/>
          </draw:polygon>
          <draw:polygon draw:style-name="gr5" draw:layer="layout" svg:width="1.379cm" svg:height="0.356cm" svg:x="0cm" svg:y="1.631cm" svg:viewBox="0 0 1380 357" draw:points="1380,178 1378,169 1376,160 1371,151 1365,143 1357,133 1347,125 1336,116 1323,108 1309,100 1292,92 1274,83 1256,76 1235,69 1212,62 1189,55 1165,49 1139,42 1112,37 1083,31 1054,27 1024,22 993,18 961,14 928,11 896,8 862,5 828,3 793,2 760,0 724,0 689,0 654,0 620,0 585,2 550,3 517,5 483,8 450,11 417,14 386,18 355,22 324,27 295,31 267,37 240,42 214,49 189,55 166,62 144,69 124,76 103,83 86,92 70,100 56,108 42,116 32,125 22,133 14,143 7,151 3,160 1,169 0,178 1,188 3,196 7,205 14,214 22,223 32,231 42,241 56,249 70,257 86,265 103,273 124,280 144,287 166,295 189,301 214,307 240,314 267,320 295,325 324,330 355,335 386,338 417,342 450,346 483,349 517,351 550,353 585,355 620,356 654,357 689,357 724,357 760,356 793,355 828,353 862,351 896,349 928,346 961,342 993,338 1024,335 1054,330 1083,325 1112,320 1139,314 1165,307 1189,301 1212,295 1235,287 1256,280 1274,273 1292,265 1309,257 1323,249 1336,241 1347,231 1357,223 1365,214 1371,205 1376,196 1378,188">
            <text:p/>
          </draw:polygon>
          <draw:polygon draw:style-name="gr9" draw:layer="layout" svg:width="1.39cm" svg:height="0.369cm" svg:x="0cm" svg:y="1.593cm" svg:viewBox="0 0 1391 370" draw:points="1391,184 1390,175 1387,166 1382,157 1376,147 1369,138 1358,129 1347,120 1334,111 1319,103 1303,95 1285,86 1266,79 1245,71 1223,64 1199,57 1174,50 1148,44 1121,38 1092,32 1063,27 1032,22 1001,18 970,14 937,11 903,8 869,5 835,3 800,1 765,0 730,0 695,0 659,0 625,0 590,1 555,3 521,5 486,8 453,11 420,14 388,18 357,22 327,27 298,32 269,38 242,44 215,50 191,57 167,64 145,71 124,79 105,86 87,95 70,103 56,111 43,120 32,129 21,138 14,147 7,157 3,166 0,175 0,184 0,193 3,203 7,212 14,222 21,231 32,240 43,249 56,257 70,266 87,274 105,282 124,290 145,297 167,305 191,311 215,318 242,325 269,330 298,336 327,341 357,346 388,350 420,354 453,358 486,361 521,363 555,366 590,367 625,368 659,369 695,370 730,369 765,368 800,367 835,366 869,363 903,361 937,358 970,354 1001,350 1032,346 1063,341 1092,336 1121,330 1148,325 1174,318 1199,311 1223,305 1245,297 1266,290 1285,282 1303,274 1319,266 1334,257 1347,249 1358,240 1369,231 1376,222 1382,212 1387,203 1390,193">
            <text:p/>
          </draw:polygon>
          <draw:polygon draw:style-name="gr5" draw:layer="layout" svg:width="1.379cm" svg:height="0.356cm" svg:x="0cm" svg:y="1.593cm" svg:viewBox="0 0 1380 357" draw:points="1380,178 1378,168 1376,160 1371,151 1365,142 1357,133 1347,125 1336,116 1323,107 1309,99 1292,91 1274,83 1256,76 1235,69 1212,61 1189,55 1165,49 1139,42 1112,36 1083,31 1054,26 1024,21 993,18 961,14 928,10 896,7 862,5 828,3 793,1 760,0 724,0 689,0 654,0 620,0 585,1 550,3 517,5 483,7 450,10 417,14 386,18 355,21 324,26 295,31 267,36 240,42 214,49 189,55 166,61 144,69 124,76 103,83 86,91 70,99 56,107 42,116 32,125 22,133 14,142 7,151 3,160 1,168 0,178 1,187 3,196 7,205 14,214 22,223 32,232 42,240 56,249 70,257 86,265 103,273 124,280 144,287 166,295 189,301 214,307 240,314 267,319 295,325 324,329 355,335 386,338 417,342 450,346 483,348 517,351 550,353 585,355 620,356 654,357 689,357 724,357 760,356 793,355 828,353 862,351 896,348 928,346 961,342 993,338 1024,335 1054,329 1083,325 1112,319 1139,314 1165,307 1189,301 1212,295 1235,287 1256,280 1274,273 1292,265 1309,257 1323,249 1336,240 1347,232 1357,223 1365,214 1371,205 1376,196 1378,187">
            <text:p/>
          </draw:polygon>
          <draw:polygon draw:style-name="gr4" draw:layer="layout" svg:width="0.638cm" svg:height="0.242cm" svg:x="0.383cm" svg:y="1.567cm" svg:viewBox="0 0 639 243" draw:points="639,121 638,115 637,109 635,103 632,97 628,91 624,85 618,79 613,73 605,67 598,62 590,57 582,52 571,47 561,42 551,38 539,33 527,29 514,25 502,21 488,18 474,15 460,12 445,9 430,7 414,5 399,4 383,2 367,1 351,0 335,0 319,0 303,0 287,0 271,1 255,2 239,4 224,5 208,7 193,9 179,12 164,15 150,18 136,21 124,25 111,29 99,33 87,38 77,42 67,47 56,52 48,57 40,62 33,67 25,73 20,79 14,85 10,91 6,97 3,103 1,109 0,115 0,121 0,127 1,134 3,139 6,146 10,152 14,158 20,163 25,169 33,175 40,180 48,185 56,190 67,196 77,200 87,205 99,209 111,213 124,218 136,221 150,224 164,227 179,230 193,233 208,235 224,237 239,239 255,240 271,241 287,242 303,243 319,243 335,243 351,242 367,241 383,240 399,239 414,237 430,235 445,233 460,230 474,227 488,224 502,221 514,218 527,213 539,209 551,205 561,200 571,196 582,190 590,185 598,180 605,175 613,169 618,163 624,158 628,152 632,146 635,139 637,134 638,127">
            <text:p/>
          </draw:polygon>
          <draw:polygon draw:style-name="gr5" draw:layer="layout" svg:width="0.638cm" svg:height="0.229cm" svg:x="0.37cm" svg:y="1.567cm" svg:viewBox="0 0 639 230" draw:points="639,115 638,108 637,103 635,97 631,91 629,86 624,80 618,75 612,69 605,64 598,58 590,53 582,49 572,44 562,40 551,35 539,31 527,27 515,24 502,21 489,17 474,14 459,11 445,9 430,7 414,5 399,3 384,2 368,1 352,0 335,0 319,0 303,0 286,0 271,1 255,2 239,3 224,5 208,7 193,9 178,11 163,14 150,17 136,21 123,24 111,27 99,31 87,35 76,40 66,44 56,49 48,53 40,58 33,64 26,69 19,75 14,80 10,86 6,91 3,97 1,103 0,108 0,115 0,121 1,126 3,132 6,138 10,143 14,149 19,155 26,160 33,165 40,171 48,175 56,181 66,185 76,190 87,194 99,198 111,202 123,205 136,209 150,212 163,215 178,218 193,220 208,222 224,225 239,226 255,227 271,228 286,229 303,230 319,230 335,230 352,229 368,228 384,227 399,226 414,225 430,222 445,220 459,218 474,215 489,212 502,209 515,205 527,202 539,198 551,194 562,190 572,185 582,181 590,175 598,171 605,165 612,160 618,155 624,149 629,143 631,138 635,132 637,126 638,121">
            <text:p/>
          </draw:polygon>
          <draw:polygon draw:style-name="gr10" draw:layer="layout" svg:width="0.638cm" svg:height="0.241cm" svg:x="0.383cm" svg:y="1.542cm" svg:viewBox="0 0 639 242" draw:points="639,120 638,114 637,108 635,102 632,96 628,90 624,84 618,78 613,73 605,67 598,61 590,56 582,51 571,46 561,41 551,37 539,33 527,29 514,25 502,21 488,18 474,15 460,11 445,9 430,7 414,5 399,3 383,2 367,1 351,0 335,0 319,0 303,0 287,0 271,1 255,2 239,3 224,5 208,7 193,9 179,11 164,15 150,18 136,21 124,25 111,29 99,33 87,37 77,41 67,46 56,51 48,56 40,61 33,67 25,73 20,78 14,84 10,90 6,96 3,102 1,108 0,114 0,120 0,126 1,133 3,139 6,144 10,151 14,156 20,162 25,168 33,174 40,179 48,185 56,189 67,194 77,199 87,204 99,208 111,212 124,216 136,220 150,223 164,226 179,229 193,232 208,234 224,236 239,238 255,239 271,240 287,241 303,242 319,242 335,242 351,241 367,240 383,239 399,238 414,236 430,234 445,232 460,229 474,226 488,223 502,220 514,216 527,212 539,208 551,204 561,199 571,194 582,189 590,185 598,179 605,174 613,168 618,162 624,156 628,151 632,144 635,139 637,133 638,126">
            <text:p/>
          </draw:polygon>
          <draw:polygon draw:style-name="gr5" draw:layer="layout" svg:width="0.638cm" svg:height="0.229cm" svg:x="0.37cm" svg:y="1.542cm" svg:viewBox="0 0 639 230" draw:points="639,115 638,108 637,103 635,97 631,91 629,85 624,80 618,74 612,69 605,64 598,58 590,53 582,48 572,43 562,39 551,35 539,31 527,27 515,23 502,20 489,17 474,14 459,11 445,9 430,7 414,4 399,3 384,2 368,1 352,0 335,0 319,0 303,0 286,0 271,1 255,2 239,3 224,4 208,7 193,9 178,11 163,14 150,17 136,20 123,23 111,27 99,31 87,35 76,39 66,43 56,48 48,53 40,58 33,64 26,69 19,74 14,80 10,85 6,91 3,97 1,103 0,108 0,115 0,120 1,126 3,132 6,138 10,143 14,149 19,155 26,160 33,165 40,171 48,175 56,181 66,185 76,190 87,193 99,198 111,202 123,205 136,209 150,213 163,215 178,218 193,220 208,222 224,225 239,226 255,227 271,228 286,229 303,230 319,230 335,230 352,229 368,228 384,227 399,226 414,225 430,222 445,220 459,218 474,215 489,213 502,209 515,205 527,202 539,198 551,193 562,190 572,185 582,181 590,175 598,171 605,165 612,160 618,155 624,149 629,143 631,138 635,132 637,126 638,120">
            <text:p/>
          </draw:polygon>
          <draw:polygon draw:style-name="gr8" draw:layer="layout" svg:width="0.128cm" svg:height="1.071cm" svg:x="0.625cm" svg:y="0.586cm" svg:viewBox="0 0 129 1072" draw:points="0,1059 0,51 13,38 25,25 38,12 64,0 89,12 102,12 116,25 129,51 129,1059 116,1072 89,1072 64,1072 38,1072 13,1072">
            <text:p/>
          </draw:polygon>
          <draw:polygon draw:style-name="gr5" draw:layer="layout" svg:width="0.128cm" svg:height="1.071cm" svg:x="0.625cm" svg:y="0.586cm" svg:viewBox="0 0 129 1072" draw:points="0,1059 0,51 13,38 25,25 38,12 64,0 89,12 102,12 116,25 129,51 129,1059 116,1072 89,1072 64,1072 38,1072 13,1072">
            <text:p/>
          </draw:polygon>
          <draw:polygon draw:style-name="gr3" draw:layer="layout" svg:width="0.114cm" svg:height="0.115cm" svg:x="0.638cm" svg:y="0.611cm" svg:viewBox="0 0 115 116" draw:points="115,58 115,55 114,51 114,48 113,46 113,43 112,40 111,37 110,35 109,32 107,29 105,27 104,24 102,22 100,20 98,18 96,15 94,13 92,12 90,10 87,9 85,7 82,6 80,4 77,3 74,2 71,1 69,1 66,0 63,0 60,0 57,0 54,0 51,0 48,0 45,1 43,1 40,2 37,3 34,4 32,6 29,7 26,9 24,10 22,12 19,13 17,15 15,18 14,20 12,22 10,24 8,27 7,29 6,32 4,35 3,37 2,40 1,43 1,46 0,48 0,51 0,55 0,58 0,60 0,63 0,66 1,69 1,72 2,74 3,78 4,80 6,83 7,85 8,88 10,90 12,93 14,95 15,97 17,99 19,102 22,103 24,105 26,106 29,108 32,109 34,110 37,111 40,113 43,113 45,114 48,115 51,115 54,116 57,116 60,116 63,115 66,115 69,114 71,113 74,113 77,111 80,110 82,109 85,108 87,106 90,105 92,103 94,102 96,99 98,97 100,95 102,93 104,90 105,88 107,85 109,83 110,80 111,78 112,74 113,72 113,69 114,66 114,63 115,60">
            <text:p/>
          </draw:polygon>
          <draw:polygon draw:style-name="gr11" draw:layer="layout" svg:width="0.102cm" svg:height="0.102cm" svg:x="0.638cm" svg:y="0.611cm" svg:viewBox="0 0 103 103" draw:points="103,51 103,48 102,45 102,44 102,41 101,38 100,35 100,33 98,31 97,28 97,26 95,24 93,22 92,20 90,18 88,15 87,13 85,12 82,10 80,9 78,7 76,6 74,5 71,4 69,3 67,2 64,1 61,0 58,0 56,0 53,0 51,0 49,0 45,0 43,0 41,0 38,1 35,2 32,3 30,4 28,5 26,6 23,7 21,9 19,10 17,12 15,13 13,15 12,18 10,20 9,22 7,24 6,26 5,28 4,31 3,33 2,35 1,38 0,41 0,44 0,45 0,48 0,51 0,54 0,56 0,59 0,61 1,64 2,67 3,69 4,71 5,74 6,76 7,78 9,80 10,83 12,85 13,87 15,89 17,90 19,92 21,93 23,95 26,96 28,97 30,98 32,99 35,100 38,101 41,102 43,102 45,102 49,103 51,103 53,103 56,102 58,102 61,102 64,101 67,100 69,99 71,98 74,97 76,96 78,95 80,93 82,92 85,90 87,89 88,87 90,85 92,83 93,80 95,78 97,76 97,74 98,71 100,69 100,67 101,64 102,61 102,59 102,56 103,54">
            <text:p/>
          </draw:polygon>
          <draw:polyline draw:style-name="gr12" draw:layer="layout" svg:width="0.255cm" svg:height="0.281cm" svg:x="0.268cm" svg:y="0.229cm" svg:viewBox="0 0 256 282" draw:points="0,269 25,282 38,282 63,282 89,269 101,269 128,256 153,243 178,217 204,192 217,166 242,141 242,128 256,102 256,89 256,77 256,63 256,51 242,38 242,25 230,13 217,0">
            <text:p/>
          </draw:polyline>
          <draw:polyline draw:style-name="gr12" draw:layer="layout" svg:width="0.243cm" svg:height="0.267cm" svg:x="0.255cm" svg:y="0.217cm" svg:viewBox="0 0 244 268" draw:points="0,255 12,268 38,268 63,268 89,268 102,255 115,255 141,229 166,216 192,191 217,166 230,140 244,114 244,101 244,89 244,76 244,50 244,37 230,25 230,12 217,0">
            <text:p/>
          </draw:polyline>
          <draw:polyline draw:style-name="gr12" draw:layer="layout" svg:width="0.255cm" svg:height="0.28cm" svg:x="0.229cm" svg:y="0.191cm" svg:viewBox="0 0 256 281" draw:points="0,268 25,281 38,281 63,281 89,268 102,268 128,255 153,242 179,217 205,192 217,165 243,140 243,127 256,101 256,88 256,75 256,63 256,51 243,37 243,25 230,12 217,0">
            <text:p/>
          </draw:polyline>
          <draw:polyline draw:style-name="gr12" draw:layer="layout" svg:width="0.242cm" svg:height="0.268cm" svg:x="0.217cm" svg:y="0.178cm" svg:viewBox="0 0 243 269" draw:points="0,256 12,269 38,269 64,269 89,269 102,256 115,256 140,230 166,217 192,192 217,166 230,140 243,115 243,102 243,89 243,76 243,51 243,38 230,25 230,13 217,0">
            <text:p/>
          </draw:polyline>
          <draw:polyline draw:style-name="gr12" draw:layer="layout" svg:width="0.229cm" svg:height="0.255cm" svg:x="0.064cm" svg:y="0.025cm" svg:viewBox="0 0 230 256" draw:points="0,256 12,256 38,256 64,242 76,242 89,230 115,218 140,192 179,166 192,141 217,114 217,101 230,77 230,63 230,51 230,37 217,25 217,12 217,0">
            <text:p/>
          </draw:polyline>
          <draw:polyline draw:style-name="gr12" draw:layer="layout" svg:width="0.242cm" svg:height="0.268cm" svg:x="0.178cm" svg:y="0.14cm" svg:viewBox="0 0 243 269" draw:points="0,255 12,269 38,269 64,269 89,269 102,255 114,255 140,230 166,217 191,192 217,166 230,140 243,115 243,103 243,89 243,77 243,51 243,38 230,26 230,12 217,0">
            <text:p/>
          </draw:polyline>
          <draw:polyline draw:style-name="gr12" draw:layer="layout" svg:width="0.255cm" svg:height="0.28cm" svg:x="0.153cm" svg:y="0.115cm" svg:viewBox="0 0 256 281" draw:points="0,268 25,281 38,281 64,281 89,268 102,268 128,255 153,242 179,217 204,191 217,165 243,140 243,128 256,102 256,88 256,76 256,63 256,51 243,37 243,25 230,12 217,0">
            <text:p/>
          </draw:polyline>
          <draw:polyline draw:style-name="gr12" draw:layer="layout" svg:width="0.243cm" svg:height="0.267cm" svg:x="0.14cm" svg:y="0.102cm" svg:viewBox="0 0 244 268" draw:points="0,255 12,268 38,268 64,268 89,268 102,255 115,255 141,229 166,216 192,191 218,165 230,140 244,114 244,101 244,89 244,76 244,50 244,37 230,24 230,12 218,0">
            <text:p/>
          </draw:polyline>
          <draw:polyline draw:style-name="gr12" draw:layer="layout" svg:width="0.255cm" svg:height="0.28cm" svg:x="0.115cm" svg:y="0.076cm" svg:viewBox="0 0 256 281" draw:points="0,267 25,281 38,281 63,281 89,267 102,267 128,255 153,242 178,216 204,190 217,166 243,140 243,127 256,101 256,89 256,76 256,63 256,50 243,38 243,25 230,12 217,0">
            <text:p/>
          </draw:polyline>
          <draw:polyline draw:style-name="gr12" draw:layer="layout" svg:width="0.242cm" svg:height="0.268cm" svg:x="0.102cm" svg:y="0.063cm" svg:viewBox="0 0 243 269" draw:points="0,255 12,269 38,269 63,269 89,269 102,255 115,255 140,230 166,217 191,192 217,166 230,140 243,115 243,103 243,89 243,76 243,51 243,39 230,25 230,13 217,0">
            <text:p/>
          </draw:polyline>
          <draw:polyline draw:style-name="gr12" draw:layer="layout" svg:width="0.255cm" svg:height="0.28cm" svg:x="0.076cm" svg:y="0.038cm" svg:viewBox="0 0 256 281" draw:points="0,268 25,281 38,281 64,281 89,268 102,268 128,255 153,242 179,217 205,191 217,166 243,140 243,128 256,102 256,89 256,77 256,64 256,51 243,38 243,25 230,13 217,0">
            <text:p/>
          </draw:polyline>
          <draw:polyline draw:style-name="gr12" draw:layer="layout" svg:width="0.243cm" svg:height="0.255cm" svg:x="0.064cm" svg:y="0.038cm" svg:viewBox="0 0 244 256" draw:points="0,243 12,256 38,256 64,256 90,256 102,243 115,243 141,217 166,205 192,179 218,154 230,128 244,102 244,89 244,77 244,64 244,38 244,25 230,13 230,0">
            <text:p/>
          </draw:polyline>
          <draw:polyline draw:style-name="gr12" draw:layer="layout" svg:width="0.255cm" svg:height="0.267cm" svg:x="0.191cm" svg:y="0.166cm" svg:viewBox="0 0 256 268" draw:points="0,255 25,268 38,268 64,268 89,255 102,255 127,242 153,229 179,204 205,178 217,152 243,127 243,114 256,88 256,76 256,63 256,51 256,37 243,25 243,12 230,0">
            <text:p/>
          </draw:polyline>
          <draw:polyline draw:style-name="gr5" draw:layer="layout" svg:width="0.485cm" svg:height="0.484cm" svg:x="0.064cm" svg:y="0.051cm" svg:viewBox="0 0 486 485" draw:points="0,242 229,459 255,472 268,485 294,472 320,472 332,459 345,459 371,446 396,421 421,395 447,370 460,344 473,332 473,306 473,293 486,280 473,267 473,255 473,242 473,229 460,216 447,203 243,0">
            <text:p/>
          </draw:polyline>
          <draw:polyline draw:style-name="gr12" draw:layer="layout" svg:width="0.243cm" svg:height="0.241cm" svg:x="0.038cm" svg:y="0.025cm" svg:viewBox="0 0 244 242" draw:points="0,217 25,229 51,242 77,229 90,217 102,217 128,204 153,178 179,152 205,127 218,101 231,89 231,63 244,51 231,37 231,25 231,12 218,0 205,0">
            <text:p/>
          </draw:polyline>
          <draw:polyline draw:style-name="gr12" draw:layer="layout" svg:width="0.23cm" svg:height="0.23cm" svg:x="0.025cm" svg:y="0.012cm" svg:viewBox="0 0 231 231" draw:points="0,166 12,205 25,217 51,231 64,231 89,217 103,217 128,191 153,179 179,154 205,128 218,102 231,76 231,64 231,51 231,39 218,25 205,13 179,0 166,0">
            <text:p/>
          </draw:polyline>
          <draw:polyline draw:style-name="gr5" draw:layer="layout" svg:width="0.306cm" svg:height="0.306cm" svg:x="0.013cm" svg:y="0cm" svg:viewBox="0 0 307 307" draw:points="307,53 300,47 294,41 287,36 279,30 272,25 264,21 256,17 248,13 239,10 231,7 222,4 214,2 204,1 195,0 187,0 177,0 168,0 159,0 150,1 142,3 133,5 124,7 116,10 107,14 99,18 91,22 84,26 76,31 69,37 62,42 55,49 49,55 42,62 37,68 31,75 27,83 22,91 18,99 14,107 11,115 8,124 5,132 3,141 2,150 0,159 0,168 0,177 0,186 0,195 2,205 3,213 5,222 7,230 11,239 14,247 17,256 21,264 25,272 30,280 36,287 42,293 47,300 53,307">
            <text:p/>
          </draw:polyline>
          <draw:polygon draw:style-name="gr13" draw:layer="layout" svg:width="0.153cm" svg:height="0.153cm" svg:x="0.064cm" svg:y="0.025cm" svg:viewBox="0 0 154 154" draw:points="141,0 154,37 154,63 115,102 77,128 38,154 12,141 0,102 12,63 51,37 77,0 115,0">
            <text:p/>
          </draw:polygon>
          <draw:polygon draw:style-name="gr13" draw:layer="layout" svg:width="0.153cm" svg:height="0.153cm" svg:x="0.064cm" svg:y="0.025cm" svg:viewBox="0 0 154 154" draw:points="141,0 154,37 154,63 115,102 77,128 38,154 12,141 0,102 12,63 51,37 77,0 115,0">
            <text:p/>
          </draw:polygon>
          <draw:polygon draw:style-name="gr12" draw:layer="layout" svg:width="0.191cm" svg:height="0.205cm" svg:x="0.038cm" svg:y="0.012cm" svg:viewBox="0 0 192 206" draw:points="76,39 90,25 102,13 115,13 127,13 140,0 153,0 166,13 179,13 179,25 192,25 192,39 192,51 192,64 192,77 179,90 179,103 166,115 153,128 140,141 140,154 115,166 102,180 90,192 76,192 64,206 51,206 38,206 25,206 12,192 0,192 0,180 0,166 0,154 0,141 0,128 12,115 12,103 25,77 51,51">
            <text:p/>
          </draw:polygon>
          <draw:polygon draw:style-name="gr12" draw:layer="layout" svg:width="0.153cm" svg:height="0.154cm" svg:x="0.051cm" svg:y="0.038cm" svg:viewBox="0 0 154 155" draw:points="64,13 77,13 89,0 102,0 115,0 128,0 141,0 154,0 154,13 154,25 154,39 154,51 154,65 141,77 141,89 128,102 115,115 102,129 89,141 77,141 64,141 64,155 51,155 38,155 25,155 12,155 12,141 0,141 0,129 0,115 0,102 12,89 12,77 12,65 25,65 51,39">
            <text:p/>
          </draw:polygon>
          <draw:polygon draw:style-name="gr12" draw:layer="layout" svg:width="0.128cm" svg:height="0.115cm" svg:x="0.064cm" svg:y="0.051cm" svg:viewBox="0 0 129 116" draw:points="51,12 65,12 77,0 90,0 103,0 116,0 129,0 129,12 129,25 129,38 116,38 116,51 116,64 103,76 90,89 77,89 77,102 65,102 51,116 38,116 25,116 12,116 12,102 0,102 0,89 12,76 12,64 25,51 38,25">
            <text:p/>
          </draw:polygon>
          <draw:polygon draw:style-name="gr12" draw:layer="layout" svg:width="0.076cm" svg:height="0.077cm" svg:x="0.089cm" svg:y="0.063cm" svg:viewBox="0 0 77 78" draw:points="39,13 39,0 51,0 64,0 77,0 77,13 77,26 77,39 64,52 51,64 39,78 25,78 12,78 0,78 0,64 0,52 12,39 25,26">
            <text:p/>
          </draw:polygon>
          <draw:polygon draw:style-name="gr12" draw:layer="layout" svg:width="0.051cm" svg:height="0.05cm" svg:x="0.102cm" svg:y="0.076cm" svg:viewBox="0 0 52 51" draw:points="26,12 26,0 38,0 52,0 52,12 38,26 38,38 26,38 26,51 13,51 0,51 0,38 0,26 13,26 13,12">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Microphone</dc:title>
    <meta:creation-date>2011-02-07T16:38:15</meta:creation-date>
    <meta:editing-duration>P0D</meta:editing-duration>
    <meta:editing-cycles>1</meta:editing-cycles>
    <meta:document-statistic meta:object-count="53"/>
    <meta:generator>OpenOffice.org/3.3$Linux OpenOffice.org_project/330m20$Build-9567</meta:generator>
  </office:meta>
</office:document-meta>
</file>